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20000040CAEA270678B401E8E.png" manifest:media-type="image/png"/>
  <manifest:file-entry manifest:full-path="Pictures/10000201000003C00000041209BD4CE1C233C7FE.png" manifest:media-type="image/png"/>
  <manifest:file-entry manifest:full-path="Pictures/10000201000003C00000040E0B4DBF5BC916DB12.png" manifest:media-type="image/png"/>
  <manifest:file-entry manifest:full-path="Pictures/10000201000003C000000410CCF32B3AD7BCD5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as-char" svg:width="17cm" svg:height="18.452cm" draw:z-index="0"><draw:image xlink:href="Pictures/10000201000003C00000041209BD4CE1C233C7FE.png" xlink:type="simple" xlink:show="embed" xlink:actuate="onLoad" draw:mime-type="image/png"/></draw:frame></text:p>
      <text:p text:style-name="Standard"/>
      <text:p text:style-name="Standard"><text:soft-page-break/><draw:frame draw:style-name="fr1" draw:name="Imagen2" text:anchor-type="as-char" svg:width="17cm" svg:height="18.307cm" draw:z-index="1"><draw:image xlink:href="Pictures/10000201000003C20000040CAEA270678B401E8E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4" text:anchor-type="as-char" svg:width="17cm" svg:height="18.38cm" draw:z-index="3"><draw:image xlink:href="Pictures/10000201000003C00000040E0B4DBF5BC916DB12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3" text:anchor-type="as-char" svg:width="17cm" svg:height="18.417cm" draw:z-index="2"><draw:image xlink:href="Pictures/10000201000003C000000410CCF32B3AD7BCD5FF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3T16:42:24.765000000</meta:creation-date>
    <dc:date>2023-11-03T16:53:51.622000000</dc:date>
    <meta:editing-duration>PT1M5S</meta:editing-duration>
    <meta:editing-cycles>1</meta:editing-cycles>
    <meta:generator>LibreOffice/7.1.2.2$Windows_X86_64 LibreOffice_project/8a45595d069ef5570103caea1b71cc9d82b2aae4</meta:generator>
    <meta:document-statistic meta:table-count="0" meta:image-count="4" meta:object-count="0" meta:page-count="4" meta:paragraph-count="4" meta:word-count="0" meta:character-count="0" meta:non-whitespace-character-count="0"/>
  </office:meta>
</office:document-meta>
</file>